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d785" officeooo:paragraph-rsid="0008d785"/>
    </style:style>
    <style:style style:name="P2" style:family="paragraph" style:parent-style-name="Standard">
      <style:text-properties officeooo:rsid="0008d785" officeooo:paragraph-rsid="000a60ad"/>
    </style:style>
    <style:style style:name="P3" style:family="paragraph" style:parent-style-name="Standard">
      <style:text-properties officeooo:rsid="000a60ad" officeooo:paragraph-rsid="000a60ad"/>
    </style:style>
    <style:style style:name="P4" style:family="paragraph" style:parent-style-name="Standard">
      <style:text-properties fo:language="cs" fo:country="CZ" officeooo:rsid="0008d785" officeooo:paragraph-rsid="0008d785"/>
    </style:style>
    <style:style style:name="P5" style:family="paragraph" style:parent-style-name="Standard">
      <style:text-properties fo:language="cs" fo:country="CZ" officeooo:rsid="000a60ad" officeooo:paragraph-rsid="000a60ad"/>
    </style:style>
    <style:style style:name="P6" style:family="paragraph" style:parent-style-name="Standard">
      <style:text-properties fo:language="en" fo:country="US" officeooo:rsid="000dfb24" officeooo:paragraph-rsid="000dfb24"/>
    </style:style>
    <style:style style:name="P7" style:family="paragraph" style:parent-style-name="Standard">
      <style:text-properties style:font-name="Courier New" fo:language="cs" fo:country="CZ" officeooo:rsid="0008d785" officeooo:paragraph-rsid="0008d785"/>
    </style:style>
    <style:style style:name="P8" style:family="paragraph" style:parent-style-name="Standard">
      <style:text-properties style:font-name="Courier New" officeooo:rsid="0008d785" officeooo:paragraph-rsid="000a60ad"/>
    </style:style>
    <style:style style:name="P9" style:family="paragraph" style:parent-style-name="Standard">
      <style:text-properties style:font-name="Courier New" fo:language="en" fo:country="US" officeooo:rsid="000dfb24" officeooo:paragraph-rsid="000dfb24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0a60ad"/>
    </style:style>
    <style:style style:name="T3" style:family="text">
      <style:text-properties fo:language="en" fo:country="US"/>
    </style:style>
    <style:style style:name="T4" style:family="text">
      <style:text-properties officeooo:rsid="000bfd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<text:span text:style-name="T1">ávod pro použití aplikace </text:span><text:span text:style-name="T3">PaymentTracker</text:span></text:p>
      <text:p text:style-name="P1"/>
      <text:p text:style-name="P1"><text:span text:style-name="T3">Pro spu</text:span><text:span text:style-name="T1">štění aplikace je třeba aplikační souboru PaymentTracker.jar. Pokud máte projekt stažený z Gitu, tak jej lze nalézt v projektovém adresáři out\artifacts\paymentTracker_jar.</text:span></text:p>
      <text:p text:style-name="P1"/>
      <text:p text:style-name="P4">Dále je třeba mít nainstalovanou Javu <text:span text:style-name="T4">7</text:span>, kterou lze zároveň spouštět z příkazového řádku.</text:p>
      <text:p text:style-name="P1"/>
      <text:p text:style-name="P4">Aplikaci spustíte zadáním příkazu do příkazového řádku:</text:p>
      <text:p text:style-name="P1"/>
      <text:p text:style-name="P7">java -jar PaymentTracker.jar</text:p>
      <text:p text:style-name="P1"/>
      <text:p text:style-name="P4">Aplikace v minutových intervalech vypisuje stav konta jednotlivých měn. Vypisuje pouze měny, které mají nenulová konta.</text:p>
      <text:p text:style-name="P1"/>
      <text:p text:style-name="P4">Platbu lze zadat ve formátu např.:</text:p>
      <text:p text:style-name="P1"/>
      <text:p text:style-name="P4">USD 900</text:p>
      <text:p text:style-name="P4">USD 900.32</text:p>
      <text:p text:style-name="P4">USD -800</text:p>
      <text:p text:style-name="P4">atd.</text:p>
      <text:p text:style-name="P1"/>
      <text:p text:style-name="P4">Měna musí být složená ze tří písmen. Mezi měnou a částkou musím být jen jedna mezera. Desetinná místa musí být oddělena tečkou. Maximální velikost částky před desetinnou čárkou je 12 míst. Desetinná část může mít maximálně 3 místa.</text:p>
      <text:p text:style-name="P1"/>
      <text:p text:style-name="P1"><text:span text:style-name="T1">Při spuštění programu lze zadat cestu k souboru, </text:span><text:span text:style-name="T2">který obsahuje platby, které se mají načíst při spuštění. <text:s text:c="3"/>Cesta může být relativní nebo absolutní.</text:span></text:p>
      <text:p text:style-name="P1"/>
      <text:p text:style-name="P5">Pokud je soubor ve stejném adresáři jako aplikace, tak lze zadat:</text:p>
      <text:p text:style-name="P3"/>
      <text:p text:style-name="P8"><text:span text:style-name="T1">java -jar PaymentTracker.jar </text:span><text:span text:style-name="T2">platby.txt</text:span></text:p>
      <text:p text:style-name="P2"/>
      <text:p text:style-name="P5">Formát souboru musí být dle zadání (stejně jako v příkladu výše). Prázdné řádky jsou vynechány. Pokud jsou v souboru nějaké řádky, které mají platbu ve špatném formátu, tak se soubor nenačte a program se ukončí.</text:p>
      <text:p text:style-name="P5"/>
      <text:p text:style-name="P6">Program lze ukon<text:span text:style-name="T1">čit zadáním příkazu</text:span></text:p>
      <text:p text:style-name="P6"/>
      <text:p text:style-name="P9"><text:span text:style-name="T1">exit</text:span></text:p>
      <text:p text:style-name="P3"/>
      <text:p text:style-name="P5">Možné problémy:</text:p>
      <text:p text:style-name="P5">Může se stát, že během zadávání platby dojde k pravidelnému výpisu. V takovém případě lze platbu dopsat a potvrdit klávesou Enter, a i když je vstup pomíchaný, tak by se platba měla provést.</text:p>
      <text:p text:style-name="P1"/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5T10:51:36.579000000</meta:creation-date>
    <dc:date>2014-08-15T11:50:48.693000000</dc:date>
    <meta:editing-duration>PT39M39S</meta:editing-duration>
    <meta:editing-cycles>3</meta:editing-cycles>
    <meta:generator>LibreOffice/4.2.5.2$Windows_x86 LibreOffice_project/6ff819b65674ae6c83f3cbab9e4a4c2b292a7a94</meta:generator>
    <meta:document-statistic meta:table-count="0" meta:image-count="0" meta:object-count="0" meta:page-count="2" meta:paragraph-count="20" meta:word-count="232" meta:character-count="1514" meta:non-whitespace-character-count="1299"/>
  </office:meta>
</office:document-meta>
</file>